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2C2000033CA51BEEBDD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3E000042C2000033CA51BEEBDD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5:39</dc:date>
    <dc:language>en-US</dc:language>
    <meta:editing-cycles>4</meta:editing-cycles>
    <meta:editing-duration>PT7M2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solid-type="cylinder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254cm" svg:y="0.264cm" chart:style-name="ch2">
          <text:p>Columns_Cylinder_stacked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